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ine Ports</text:p>
          </table:table-cell>
          <table:table-cell office:value-type="string">
            <text:p>with Resampling</text:p>
          </table:table-cell>
          <table:table-cell office:value-type="string">
            <text:p>without</text:p>
            <draw:frame table:end-cell-address="Tabelle1.K34" table:end-x="2.23cm" table:end-y="0.22cm" draw:z-index="0" draw:style-name="gr1" svg:width="13.588cm" svg:height="9.517cm" svg:x="2.191cm" svg:y="0.206cm">
              <draw:object draw:notify-on-update-of-ranges="Tabelle1.C13:Tabelle1.C13 Tabelle1.C14:Tabelle1.C22 Tabelle1.D13:Tabelle1.D13 Tabelle1.D14:Tabelle1.D22 Tabelle1.C13:Tabelle1.C13 Tabelle1.C14:Tabelle1.C22 Tabelle1.E13:Tabelle1.E13 Tabelle1.E14:Tabelle1.E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0.15">
            <text:p>10,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21">
            <text:p>19,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7.96">
            <text:p>37,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75.78">
            <text:p>75,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98.14">
            <text:p>98,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6.71">
            <text:p>6,71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17.81">
            <text:p>17,8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.06.2008</text:date>, <text:time>01:2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  <meta:initial-creator>Thomas Plotkowiak</meta:initial-creator>
    <meta:creation-date>2008-06-02T01:13:09</meta:creation-date>
    <dc:creator>Thomas Plotkowiak</dc:creator>
    <dc:date>2008-06-02T01:29:29</dc:date>
    <meta:editing-cycles>1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589cm" svg:height="9.518cm" chart:class="chart:scatter" chart:style-name="ch1">
        <chart:title svg:x="3.989cm" svg:y="0.191cm" chart:style-name="ch2">
          <text:p>CPU Usage vs # of Sineports</text:p>
        </chart:title>
        <chart:legend chart:legend-position="end" svg:x="6.958cm" svg:y="3.468cm" chart:style-name="ch3"/>
        <chart:plot-area chart:style-name="ch4" table:cell-range-address="Tabelle1.C13:Tabelle1.E22" chart:data-source-has-labels="row" svg:x="0.34cm" svg:y="0.883cm" svg:width="12.885cm" svg:height="8.263cm">
          <chart:axis chart:dimension="x" chart:name="primary-x" chart:style-name="ch5">
            <chart:title svg:x="6.38cm" svg:y="8.739cm" chart:style-name="ch6">
              <text:p>Sineports</text:p>
            </chart:title>
          </chart:axis>
          <chart:axis chart:dimension="y" chart:name="primary-y" chart:style-name="ch5">
            <chart:title svg:x="0.27cm" svg:y="5.588cm" chart:style-name="ch7">
              <text:p>CPU Usage</text:p>
            </chart:title>
            <chart:grid chart:style-name="ch8" chart:class="major"/>
          </chart:axis>
          <chart:series chart:style-name="ch9" chart:values-cell-range-address="Tabelle1.D14:Tabelle1.D22" chart:label-cell-address="Tabelle1.D13:Tabelle1.D13" chart:class="chart:scatter">
            <chart:domain table:cell-range-address="Tabelle1.C14:Tabelle1.C22"/>
            <chart:data-point chart:repeated="9"/>
          </chart:series>
          <chart:series chart:style-name="ch10" chart:values-cell-range-address="Tabelle1.E14:Tabelle1.E22" chart:label-cell-address="Tabelle1.E13:Tabelle1.E1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with Resampling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Zeile 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2">
                <text:p>2</text:p>
              </table:table-cell>
              <table:table-cell office:value-type="float" office:value="10.15">
                <text:p>1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4">
                <text:p>4</text:p>
              </table:table-cell>
              <table:table-cell office:value-type="float" office:value="19.21">
                <text:p>19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8">
                <text:p>8</text:p>
              </table:table-cell>
              <table:table-cell office:value-type="float" office:value="37.96">
                <text:p>3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6">
                <text:p>16</text:p>
              </table:table-cell>
              <table:table-cell office:value-type="float" office:value="75.78">
                <text:p>75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32">
                <text:p>32</text:p>
              </table:table-cell>
              <table:table-cell office:value-type="float" office:value="98.14">
                <text:p>98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17.81">
                <text:p>17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